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</office:automatic-styles>
  <office:body>
    <office:drawing>
      <draw:page draw:name="page1" draw:style-name="dp1" draw:master-page-name="_31_">
        <draw:polygon draw:style-name="gr1" draw:layer="layout" svg:width="1.498cm" svg:height="1.499cm" svg:x="1.4cm" svg:y="1.2cm" svg:viewBox="0 0 1499 1500" draw:points="0,1500 1499,1500 1499,0 0,0">
          <text:p/>
        </draw:polygon>
        <draw:path draw:style-name="gr2" draw:layer="layout" svg:width="0.297cm" svg:height="0.299cm" svg:x="1.6cm" svg:y="1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6cm" svg:y="1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2.4cm" svg:y="1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4cm" svg:y="1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2.05cm" svg:y="2.2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05cm" svg:y="2.2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2.071cm" svg:y1="2.322cm" svg:x2="2.412cm" svg:y2="1.49cm">
          <text:p/>
        </draw:line>
        <draw:line draw:style-name="gr1" draw:layer="layout" svg:x1="2.349cm" svg:y1="2.42cm" svg:x2="2.69cm" svg:y2="1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5:13.906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10:05:23.390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10:05:13.828000000"/>
  </office:meta>
</office:document-meta>
</file>